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alatino-Italic" svg:font-family="Palatino-Italic" style:font-family-generic="roman" style:font-pitch="variable"/>
    <style:font-face style:name="Palatino-Roman" svg:font-family="Palatino-Roman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26bbc" officeooo:paragraph-rsid="00126bbc" style:font-weight-asian="bold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margin-left="0in" fo:margin-right="0in" fo:line-height="110%" fo:text-indent="0.25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2in"/>
          <style:tab-stop style:position="2.5in"/>
          <style:tab-stop style:position="3in"/>
        </style:tab-stops>
      </style:paragraph-properties>
    </style:style>
    <style:style style:name="P4" style:family="paragraph" style:parent-style-name="Standard">
      <style:paragraph-properties fo:margin-left="0in" fo:margin-right="0in" fo:line-height="110%" fo:text-indent="0.25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use-window-font-color="true" loext:opacity="0%" style:font-name="Palatino-Roman" fo:font-size="13pt" style:font-size-asian="13pt"/>
    </style:style>
    <style:style style:name="P5" style:family="paragraph" style:parent-style-name="Standard">
      <style:paragraph-properties fo:margin-left="0in" fo:margin-right="0in" fo:line-height="110%" fo:text-indent="0.25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use-window-font-color="true" loext:opacity="0%" style:font-name="Palatino-Roman" fo:font-size="13pt" fo:font-style="normal" style:font-size-asian="13pt" style:font-style-asian="normal"/>
    </style:style>
    <style:style style:name="P6" style:family="paragraph" style:parent-style-name="Standard">
      <style:paragraph-properties fo:margin-left="0in" fo:margin-right="0in" fo:line-height="110%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use-window-font-color="true" loext:opacity="0%" style:font-name="Palatino-Roman" fo:font-size="13pt" officeooo:rsid="00126bbc" officeooo:paragraph-rsid="00126bbc" style:font-size-asian="13pt"/>
    </style:style>
    <style:style style:name="P7" style:family="paragraph" style:parent-style-name="Standard">
      <style:paragraph-properties fo:margin-left="0in" fo:margin-right="0in" fo:line-height="110%" fo:text-indent="0.25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use-window-font-color="true" loext:opacity="0%" style:font-name="Palatino-Roman" fo:font-size="13pt" style:font-size-asian="13pt"/>
    </style:style>
    <style:style style:name="P8" style:family="paragraph" style:parent-style-name="Standard">
      <style:paragraph-properties fo:margin-left="0in" fo:margin-right="0in" fo:line-height="110%" fo:text-indent="0.25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use-window-font-color="true" loext:opacity="0%" style:font-name="Palatino-Roman" fo:font-size="13pt" fo:font-style="normal" style:font-size-asian="13pt" style:font-style-asian="normal"/>
    </style:style>
    <style:style style:name="P9" style:family="paragraph" style:parent-style-name="Standard">
      <style:paragraph-properties fo:margin-left="0in" fo:margin-right="0in" fo:line-height="110%" fo:text-indent="0.25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use-window-font-color="true" loext:opacity="0%" style:font-name="Palatino-Roman" fo:font-size="13pt" fo:font-style="normal" officeooo:paragraph-rsid="00133d89" style:font-size-asian="13pt" style:font-style-asian="normal"/>
    </style:style>
    <style:style style:name="T1" style:family="text">
      <style:text-properties style:use-window-font-color="true" loext:opacity="0%" style:font-name="Palatino-Roman" fo:font-size="13pt" style:font-size-asian="13pt"/>
    </style:style>
    <style:style style:name="T2" style:family="text">
      <style:text-properties style:use-window-font-color="true" loext:opacity="0%" style:font-name="Palatino-Roman" fo:font-size="13pt" officeooo:rsid="00133d89" style:font-size-asian="13pt"/>
    </style:style>
    <style:style style:name="T3" style:family="text">
      <style:text-properties style:use-window-font-color="true" loext:opacity="0%" style:font-name="Palatino-Roman" fo:font-size="13pt" fo:font-style="normal" style:font-size-asian="13pt" style:font-style-asian="normal"/>
    </style:style>
    <style:style style:name="T4" style:family="text">
      <style:text-properties style:use-window-font-color="true" loext:opacity="0%" style:font-name="Palatino-Italic" fo:font-size="13pt" fo:font-style="italic" style:font-size-asian="13pt" style:font-style-asian="italic"/>
    </style:style>
    <style:style style:name="T5" style:family="text">
      <style:text-properties officeooo:rsid="00133d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 text:c="5"/>Allane entered the hut without saying a word. Illuminated by the light of a single candle, he shuffled to a stool, dropped his bag and sat down, staring at his muddy boots. </text:p>
      <text:p text:style-name="P4"/>
      <text:p text:style-name="P4">Kaharan poured a teaser of evening s'lah and handed it to him. "Where have you been, friend? I expected you soon after Third Watch. It's nearly Fourth. I was getting anxious." </text:p>
      <text:p text:style-name="P4"/>
      <text:p text:style-name="P4">"It happened tonight," Allane whispered.</text:p>
      <text:p text:style-name="P4">"What?", she asked, "What happened?"</text:p>
      <text:p text:style-name="P4"/>
      <text:p text:style-name="P4">"What you saw in your sleep time." Shaking his head, taking a sip. <text:s/>"It happened to me."</text:p>
      <text:p text:style-name="P4"/>
      <text:p text:style-name="P4">"You were pursued by a long-haired phantom of the darkness?"</text:p>
      <text:p text:style-name="P4"/>
      <text:p text:style-name="P4">"Yes. But, Kaha, but not a phantom. It was a candlemaker."</text:p>
      <text:p text:style-name="P4"/>
      <text:p text:style-name="P4">She peered out the cabin's little window, scanning the dark forest for a sign of her nightmare. Turned back briefly to demand, "Tell me exactly what happened." <text:s/>Then resumed her vigil.</text:p>
      <text:p text:style-name="P4"/>
      <text:p text:style-name="P4"><text:s/>"They've been watching me since I left the Scribes of Heliohan to become a propagator. Sending runners to my father's tannery, to my mother's brood house. Inquiring as to my whereabouts. Claiming I'd requested candles to be delivered. <text:s/>Asking about my health.</text:p>
      <text:p text:style-name="P4"/>
      <text:p text:style-name="P4">"They've been spreading rumors that I'm not loyal. That I've shamed the light of the Great Candle. It's how they operate. In the shadows. Spreading lies. They put it about that I was consorting openly with Flowlanders. "</text:p>
      <text:p text:style-name="P4"/>
      <text:p text:style-name="P4">Kaharan failing to suppress a laugh, blurted out, "Well hello friend! That part is true! Here I am."</text:p>
      <text:p text:style-name="P4"/>
      <text:p text:style-name="P4">"Yes. <text:s/>Yes it is. But this is serious, Kaha. <text:s/>The Center has called for the Holy Fire to be ignited. <text:s/>They're coming for me. <text:span text:style-name="T5">T</text:span>hey'll come for you too. When I went into town at Third Watch to <text:span text:style-name="T5">get our</text:span> travel supplies, a candlemaker -- a black robe, not just one of their runners -- a black robe candlemaker followed me <text:span text:style-name="T5">back </text:span>into the woods. I tried to lose him. Too<text:span text:style-name="T5">k</text:span> to the lesser-known paths. <text:span text:style-name="T5">D</text:span>oubled back into Town. Five or six times. <text:span text:style-name="T5">I</text:span>n and out of inns and temples. <text:s/>He cornered me in a<text:span text:style-name="T5">n</text:span> alleyway near the Builders Union, behind the market. The one where herders from <text:span text:style-name="T5">up</text:span> north pile their pelts.</text:p>
      <text:p text:style-name="P4"/>
      <text:p text:style-name="P4"><text:soft-page-break/>"I tried to hide. <text:s/>He pursued me, calling my name. <text:s/>Beckoning. <text:s/>Commanding me to come with him. <text:s/>To cleanse myself. <text:span text:style-name="T5">T</text:span>o return to the light."</text:p>
      <text:p text:style-name="P4"/>
      <text:p text:style-name="P3"><text:span text:style-name="T1">Kaharan left her post at the window, sat and looked steadily at Allane. </text:span><text:span text:style-name="T2">R</text:span><text:span text:style-name="T1">eached out to calm his trembling hand. <text:s/>It was moist and sticky. <text:s/>"That does sound like my dream time. I see it now. </text:span><text:span text:style-name="T2">But n</text:span><text:span text:style-name="T1">ot a phantom of the darkness was it? <text:s/>A slimy dark-cowled </text:span><text:span text:style-name="T4">creature</text:span><text:span text:style-name="T3"> of the night, wasn't it? One of Romperando's agents."</text:span></text:p>
      <text:p text:style-name="P5"/>
      <text:p text:style-name="P5">Allane let a nervous giggle <text:span text:style-name="T5">slip out</text:span>. "'Creature of the night?' No. No. Heh! Sorry. That's what they call you southerners."</text:p>
      <text:p text:style-name="P5"/>
      <text:p text:style-name="P9">"Oh puh-lease. Have you ever seen me sneaking around in the dark trying to frighten people, Allane? <text:s/>Good rivers! I can't wait to get out of here. This place is <text:span text:style-name="T5">so </text:span>creepy.” <text:s/></text:p>
      <text:p text:style-name="P9"/>
      <text:p text:style-name="P9"><text:s/><text:span text:style-name="T5">S</text:span>he gasped, “Holy Setta!", as it sunk into consciousness that the stickiness on his hand was blood. "What?..."</text:p>
      <text:p text:style-name="P5"/>
      <text:p text:style-name="P5">"It's a bit fuzzy. I had my small sharp blade with me. I always carry a tanner's blade gifted me by the paterbek. <text:s/>All I remember is... me and the candlemaker, there in the dark, in the <text:s/>moonslight. <text:s/>Face-to-face. I suppose I must've been drawn towards him by his voice. Telling me to step into the light. <text:s/>Calling on me to leave the darkness, to come with him. And..."</text:p>
      <text:p text:style-name="P5"/>
      <text:p text:style-name="P5">Kaharan moistened a cloth in the waterbasin. Wiped her hands, then his. "And?"</text:p>
      <text:p text:style-name="P5"/>
      <text:p text:style-name="P5">"I ended him." He made a slow wave-like motion with his right palm. "Just like that. Four, five, slices to the neck. He just slumped down, then fell backwards. The blood spilled onto his cloak. There was a gurgling sound. When it blotted out his candlemaker's sigil, you know, the glowy sigil on their robes?" <text:s/>She nodded. " Then I hurried away."</text:p>
      <text:p text:style-name="P5"/>
      <text:p text:style-name="P5"/>
      <text:p text:style-name="P5">"So you've killed one of Romperando's agents," she said. Not a question. </text:p>
      <text:p text:style-name="P5">"Yes."</text:p>
      <text:p text:style-name="P5"/>
      <text:p text:style-name="P5">"We have to get out of here."</text:p>
      <text:p text:style-name="P5">"Yes."</text:p>
      <text:p text:style-name="P5"/>
      <text:p text:style-name="P5">"Tonight."</text:p>
      <text:p text:style-name="P5">"Yes.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alatino-Italic" svg:font-family="Palatino-Italic" style:font-family-generic="roman" style:font-pitch="variable"/>
    <style:font-face style:name="Palatino-Roman" svg:font-family="Palatino-Roman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weight="bold" officeooo:rsid="00126bbc" officeooo:paragraph-rsid="00126bbc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ath of a candlemaker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30T14:33:30.157112004</meta:creation-date>
    <dc:date>2021-12-01T06:34:35.327748993</dc:date>
    <meta:editing-duration>PT10M18S</meta:editing-duration>
    <meta:editing-cycles>2</meta:editing-cycles>
    <meta:generator>LibreOffice/7.2.2.2$MacOSX_X86_64 LibreOffice_project/02b2acce88a210515b4a5bb2e46cbfb63fe97d56</meta:generator>
    <meta:document-statistic meta:table-count="0" meta:image-count="0" meta:object-count="0" meta:page-count="2" meta:paragraph-count="28" meta:word-count="679" meta:character-count="3803" meta:non-whitespace-character-count="3120"/>
  </office:meta>
</office:document-meta>
</file>